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ncode Sans" svg:font-family="'Encode Sans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bef03" officeooo:paragraph-rsid="000bef0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bef03" officeooo:paragraph-rsid="000bef0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bef03"/>
    </style:style>
    <style:style style:name="P4" style:family="paragraph" style:parent-style-name="Standard">
      <style:text-properties officeooo:paragraph-rsid="000bef03"/>
    </style:style>
    <style:style style:name="P5" style:family="paragraph" style:parent-style-name="Standard">
      <style:text-properties officeooo:paragraph-rsid="000e8bdc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0f0678"/>
    </style:style>
    <style:style style:name="P8" style:family="paragraph" style:parent-style-name="Text_20_body">
      <style:paragraph-properties fo:text-align="start" style:justify-single-word="false"/>
      <style:text-properties officeooo:paragraph-rsid="000bef03"/>
    </style:style>
    <style:style style:name="P9" style:family="paragraph" style:parent-style-name="Text_20_body">
      <style:text-properties officeooo:paragraph-rsid="000bef03"/>
    </style:style>
    <style:style style:name="T1" style:family="text">
      <style:text-properties officeooo:rsid="000bef03"/>
    </style:style>
    <style:style style:name="T2" style:family="text">
      <style:text-properties fo:font-variant="normal" fo:text-transform="none" style:font-name="Liberation Serif" fo:letter-spacing="normal" fo:font-style="normal" style:text-underline-style="none" fo:font-weight="normal" officeooo:rsid="000e8bdc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d7063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font-name="Liberation Serif" fo:font-size="13.5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0e8bdc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0e8bdc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bef03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bef03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bef03" style:font-weight-asian="bold" style:font-weight-complex="bold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bef03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d7063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d706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d7063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0d7063" style:font-size-asian="12pt" style:font-style-asian="normal" style:font-size-complex="12pt" style:font-style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0e8bdc" style:font-size-asian="12pt" style:font-style-asian="normal" style:font-size-complex="12pt" style:font-style-complex="normal"/>
    </style:style>
    <style:style style:name="T28" style:family="text">
      <style:text-properties fo:font-variant="normal" fo:text-transform="none" fo:color="#000000" loext:opacity="100%" style:font-name="Liberation Serif" fo:font-size="13.5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0d7063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0d7063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loext:opacity="100%" fo:font-size="12pt" fo:letter-spacing="normal" fo:font-style="normal" style:text-underline-style="none" officeooo:rsid="000e8bdc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loext:opacity="100%" fo:font-size="12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000000" loext:opacity="100%" style:font-name="Encode Sans" fo:font-size="12pt" fo:letter-spacing="normal" fo:font-style="normal" style:text-underline-style="none" fo:font-weight="normal" officeooo:rsid="000d7063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Encode Sans" fo:font-size="12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Encode Sans" fo:font-size="12pt" fo:letter-spacing="normal" fo:font-style="normal" style:text-underline-style="none" fo:font-weight="normal" officeooo:rsid="000d7063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000000" loext:opacity="100%" style:font-name="Encode Sans" fo:font-size="13.5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Encode Sans" fo:letter-spacing="normal" fo:font-style="normal" style:text-underline-style="none" fo:font-weight="normal" officeooo:rsid="000e8bdc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loext:opacity="100%" fo:letter-spacing="normal" fo:font-style="normal" style:text-underline-style="none" fo:font-weight="bold" officeooo:rsid="000e8bdc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color="#000000" loext:opacity="100%" fo:letter-spacing="normal" fo:font-style="normal" style:text-underline-style="none" officeooo:rsid="000e8bdc" style:font-style-asian="normal" style:font-style-complex="normal"/>
    </style:style>
    <style:style style:name="T41" style:family="text">
      <style:text-properties fo:font-variant="normal" fo:text-transform="none" fo:color="#000000" loext:opacity="100%" fo:letter-spacing="normal" fo:font-style="normal" style:text-underline-style="none" fo:font-weight="normal" officeooo:rsid="000e8bdc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3a4749" loext:opacity="100%" style:font-name="Encode Sans" fo:font-size="12pt" fo:letter-spacing="normal" fo:font-style="normal" fo:font-weight="normal"/>
    </style:style>
    <style:style style:name="T43" style:family="text">
      <style:text-properties fo:font-variant="normal" fo:text-transform="none" fo:color="#3a4749" loext:opacity="100%" style:font-name="Encode Sans" fo:font-size="12pt" fo:letter-spacing="normal" fo:font-style="normal" style:text-underline-style="none" fo:font-weight="normal" officeooo:rsid="000d7063" style:font-size-asian="12pt" style:font-style-asian="normal" style:font-size-complex="12pt" style:font-style-complex="normal"/>
    </style:style>
    <style:style style:name="T44" style:family="text">
      <style:text-properties fo:font-variant="normal" fo:text-transform="none" fo:color="#3a4749" loext:opacity="100%" style:font-name="Encode Sans" fo:font-size="12pt" fo:letter-spacing="normal" fo:font-style="normal" style:text-underline-style="none" fo:font-weight="normal" officeooo:rsid="000d7063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font-size="12pt" fo:letter-spacing="normal" fo:font-style="normal"/>
    </style:style>
    <style:style style:name="T46" style:family="text">
      <style:text-properties fo:font-variant="normal" fo:text-transform="none" fo:font-size="12pt" fo:letter-spacing="normal" fo:font-style="normal" style:text-underline-style="none" officeooo:rsid="000d7063" style:font-size-asian="12pt" style:font-style-asian="normal" style:font-size-complex="12pt" style:font-style-complex="normal"/>
    </style:style>
    <style:style style:name="T47" style:family="text">
      <style:text-properties fo:font-variant="normal" fo:text-transform="none" fo:font-size="12pt" fo:letter-spacing="normal" fo:font-style="normal" style:text-underline-style="none" officeooo:rsid="000e8bdc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fo:font-size="12pt" fo:letter-spacing="normal" fo:font-style="normal" style:text-underline-style="none" fo:font-weight="normal" officeooo:rsid="000d7063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font-name="Encode Sans" fo:font-size="12pt" fo:letter-spacing="normal" fo:font-style="normal" style:text-underline-style="none" fo:font-weight="normal" officeooo:rsid="000d7063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style:font-name="Encode Sans" fo:font-size="12pt" fo:letter-spacing="normal" fo:font-style="normal" style:text-underline-style="none" fo:font-weight="normal" officeooo:rsid="000d7063" style:font-size-asian="12pt" style:font-style-asian="normal" style:font-size-complex="12pt" style:font-style-complex="normal"/>
    </style:style>
    <style:style style:name="T51" style:family="text">
      <style:text-properties fo:font-variant="normal" fo:text-transform="none" style:font-name="Encode Sans" fo:font-size="13.5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ff0000" loext:opacity="100%" style:font-name="Encode Sans" fo:font-size="13.5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ff0000" loext:opacity="100%" style:font-name="Encode Sans" fo:font-size="13.5pt" fo:letter-spacing="normal" fo:font-style="normal" style:text-underline-style="none" fo:font-weight="normal" officeooo:rsid="000e8bdc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variant="normal" fo:text-transform="none" fo:color="#ff0000" loext:opacity="100%" style:font-name="Encode Sans" fo:font-size="13.5pt" fo:letter-spacing="normal" fo:font-style="normal" style:text-underline-style="none" officeooo:rsid="000e8bdc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ff0000" loext:opacity="100%" style:font-name="Encode Sans" fo:font-size="13.5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variant="normal" fo:text-transform="none" fo:color="#ff0000" loext:opacity="100%" style:font-name="Encode Sans" fo:font-size="12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ff0000" loext:opacity="100%" style:font-name="Encode Sans" fo:font-size="12pt" fo:letter-spacing="normal" fo:font-style="normal" style:text-underline-style="none" fo:font-weight="normal" officeooo:rsid="000e8bdc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variant="normal" fo:text-transform="none" fo:color="#ff0000" loext:opacity="100%" style:font-name="Encode Sans" fo:font-size="12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variant="normal" fo:text-transform="none" fo:color="#ff0000" loext:opacity="100%" style:font-name="Encode Sans" fo:letter-spacing="normal" fo:font-style="normal" style:text-underline-style="none" fo:font-weight="normal" officeooo:rsid="000e8bdc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ff0000" loext:opacity="100%" style:font-name="Encode Sans" fo:letter-spacing="normal" fo:font-style="normal" style:text-underline-style="none" fo:font-weight="normal" officeooo:rsid="000e8bdc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fo:color="#ff0000" loext:opacity="100%" style:font-name="Encode Sans" fo:letter-spacing="normal" fo:font-style="normal" style:text-underline-style="none" fo:font-weight="bold" officeooo:rsid="000e8bdc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fo:color="#ff0000" loext:opacity="100%" fo:font-size="13.5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variant="normal" fo:text-transform="none" fo:color="#ff0000" loext:opacity="100%" fo:font-size="13.5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ff0000" loext:opacity="100%" style:font-name="Liberation Serif" fo:font-size="13.5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font-variant="normal" fo:text-transform="none" fo:color="#ff0000" loext:opacity="100%" style:font-name="Liberation Serif" fo:font-size="13.5pt" fo:letter-spacing="normal" fo:font-style="normal" style:text-underline-style="none" fo:font-weight="normal" officeooo:rsid="000e8bdc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font-variant="normal" fo:text-transform="none" fo:color="#ff0000" loext:opacity="100%" style:font-name="Liberation Serif" fo:font-size="13.5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fo:color="#ff0000" loext:opacity="100%" style:font-name="Liberation Serif" fo:letter-spacing="normal" fo:font-style="normal" style:text-underline-style="none" fo:font-weight="normal" officeooo:rsid="000e8bdc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0e8bdc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officeooo:rsid="000e8bdc" style:font-size-asian="12pt" style:font-style-asian="normal" style:font-size-complex="12pt" style:font-style-complex="normal"/>
    </style:style>
    <style:style style:name="T71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font-variant="normal" fo:text-transform="none" fo:color="#ff0000" loext:opacity="100%" fo:font-size="12pt" fo:letter-spacing="normal" fo:font-style="normal" style:text-underline-style="none" fo:font-weight="normal" officeooo:rsid="000e8bdc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ff0000" loext:opacity="100%" fo:font-size="12pt" fo:letter-spacing="normal" fo:font-style="normal" style:text-underline-style="none" fo:font-weight="normal" officeooo:rsid="000e8bdc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variant="normal" fo:text-transform="none" fo:color="#ff0000" loext:opacity="100%" fo:font-size="12pt" fo:letter-spacing="normal" fo:font-style="normal" style:text-underline-style="none" fo:font-weight="bold" officeooo:rsid="000e8bdc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variant="normal" fo:text-transform="none" fo:letter-spacing="normal" fo:font-style="normal" style:text-underline-style="none" officeooo:rsid="000e8bdc" style:font-style-asian="normal" style:font-style-complex="normal"/>
    </style:style>
    <style:style style:name="T76" style:family="text">
      <style:text-properties fo:font-variant="normal" fo:text-transform="none" fo:letter-spacing="normal" fo:font-style="normal" style:text-underline-style="none" fo:font-weight="normal" officeooo:rsid="000e8bdc" style:font-style-asian="normal" style:font-weight-asian="normal" style:font-style-complex="normal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0bef0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ISTENCIA DE DATOS</text:p>
      <text:p text:style-name="P1"/>
      <text:p text:style-name="P2"><text:span text:style-name="Strong_20_Emphasis"><text:span text:style-name="T7">docker volume create</text:span></text:span></text:p>
      <text:p text:style-name="P3"><text:span text:style-name="Strong_20_Emphasis"><text:span text:style-name="T11">Para </text:span></text:span><text:span text:style-name="Strong_20_Emphasis"><text:span text:style-name="T12">creación de volúmenes.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7">OPCIONES DE DOCKER VOLUME CREATE</text:span></text:span></text:p>
      <text:p text:style-name="P3"><text:span text:style-name="Strong_20_Emphasis"><text:span text:style-name="T17"/></text:span></text:p>
      <text:p text:style-name="P3"><text:span text:style-name="Strong_20_Emphasis"><text:span text:style-name="T15">--driver o -d</text:span></text:span></text:p>
      <text:p text:style-name="P3"><text:span text:style-name="Strong_20_Emphasis"><text:span text:style-name="T13">P</text:span></text:span><text:span text:style-name="Strong_20_Emphasis"><text:span text:style-name="T12">ara especificar el driver elegido para el volumen. Si no especificamos nada el driver utilizado es el </text:span></text:span><text:span text:style-name="Strong_20_Emphasis"><text:span text:style-name="Emphasis"><text:span text:style-name="T10">local </text:span></text:span></text:span><text:span text:style-name="Strong_20_Emphasis"><text:span text:style-name="T12">que es el que nos interesa desde el punto de vista de desarrollo porque desarrollamos en nuestra máquina.</text:span></text:span></text:p>
      <text:p text:style-name="Standard"><text:span text:style-name="Strong_20_Emphasis"/></text:p>
      <text:p text:style-name="Standard"><text:span text:style-name="Strong_20_Emphasis"><text:span text:style-name="T15">--label</text:span></text:span><text:span text:style-name="Strong_20_Emphasis"><text:span text:style-name="T42"> </text:span></text:span></text:p>
      <text:p text:style-name="Standard"><text:span text:style-name="Strong_20_Emphasis"><text:span text:style-name="T78">P</text:span></text:span><text:span text:style-name="Strong_20_Emphasis"><text:span text:style-name="T77">ara especificar los metadatos del volumen mediante parejas clave-valor.</text:span></text:span></text:p>
      <text:p text:style-name="Standard"><text:span text:style-name="Strong_20_Emphasis"><text:span text:style-name="T77"/></text:span></text:p>
      <text:p text:style-name="P4"><text:span text:style-name="Strong_20_Emphasis"><text:span text:style-name="T15">--opt o -o</text:span></text:span><text:span text:style-name="Strong_20_Emphasis"><text:span text:style-name="T10"> </text:span></text:span></text:p>
      <text:p text:style-name="P4"><text:span text:style-name="Strong_20_Emphasis"><text:span text:style-name="T13">P</text:span></text:span><text:span text:style-name="Strong_20_Emphasis"><text:span text:style-name="T12">ara especificar opciones relativas al driver elegido.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15">--name</text:span></text:span><text:span text:style-name="Strong_20_Emphasis"><text:span text:style-name="T10"> </text:span></text:span></text:p>
      <text:p text:style-name="P4"><text:span text:style-name="Strong_20_Emphasis"><text:span text:style-name="T13">P</text:span></text:span><text:span text:style-name="Strong_20_Emphasis"><text:span text:style-name="T12">ara especificar un nombre para el volumen.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15">docker volume rm</text:span></text:span></text:p>
      <text:p text:style-name="P4"><text:span text:style-name="Strong_20_Emphasis"><text:span text:style-name="T13">P</text:span></text:span><text:span text:style-name="Strong_20_Emphasis"><text:span text:style-name="T12">ara eliminar un volumen en concreto.</text:span></text:span></text:p>
      <text:p text:style-name="P4"><text:span text:style-name="Strong_20_Emphasis"><text:span text:style-name="T12"/></text:span></text:p>
      <text:p text:style-name="P3"><text:span text:style-name="Strong_20_Emphasis"><text:span text:style-name="T15">docker volumen prune</text:span></text:span></text:p>
      <text:p text:style-name="P8"><text:span text:style-name="Strong_20_Emphasis"><text:span text:style-name="T13">P</text:span></text:span><text:span text:style-name="Strong_20_Emphasis"><text:span text:style-name="T12">ara eliminar los volúmenes que no están siendo usados por ningún contenedor.</text:span></text:span></text:p>
      <text:p text:style-name="P9"><text:line-break/><text:span text:style-name="Strong_20_Emphasis"><text:span text:style-name="T17">OPCIONES DE DOCKER VOLUME RM</text:span></text:span></text:p>
      <text:p text:style-name="Standard"><text:span text:style-name="Strong_20_Emphasis">-</text:span><text:span text:style-name="Strong_20_Emphasis"><text:span text:style-name="T1">f</text:span></text:span></text:p>
      <text:p text:style-name="Standard"><text:span text:style-name="Strong_20_Emphasis"><text:span text:style-name="T14">Forzar el borrado.</text:span></text:span></text:p>
      <text:p text:style-name="Standard"><text:span text:style-name="Strong_20_Emphasis"><text:span text:style-name="T14"/></text:span></text:p>
      <text:p text:style-name="P9"><text:span text:style-name="Strong_20_Emphasis"><text:span text:style-name="T18">OPCIONES DE DOCKER VOLUME PRUNE</text:span></text:span></text:p>
      <text:p text:style-name="Standard"><text:span text:style-name="Strong_20_Emphasis">-f</text:span></text:p>
      <text:p text:style-name="Standard"><text:span text:style-name="Strong_20_Emphasis"><text:span text:style-name="T14">Borrar todos los volúmenes que no tengan contenedores asociados sin pedir confirmación (-f o --force)</text:span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20">--</text:span></text:span><text:span text:style-name="Strong_20_Emphasis"><text:span text:style-name="T21">filter</text:span></text:span></text:p>
      <text:p text:style-name="Standard"><text:span text:style-name="Strong_20_Emphasis"><text:span text:style-name="T23">Borrar todos los volúmenes sin usar que contengan cierto valor de etiqueta (--filter).</text:span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1">docker volume ls</text:span></text:span></text:p>
      <text:p text:style-name="Standard"><text:span text:style-name="Strong_20_Emphasis"><text:span text:style-name="T23">Nos proporciona una lista de los volúmenes creados y algo de información adicional.</text:span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1">docker volume inspect</text:span></text:span></text:p>
      <text:p text:style-name="Standard"><text:span text:style-name="Strong_20_Emphasis"><text:span text:style-name="T23">Nos dará una información mucho más detallada de el volumen que hayamos elegido.</text:span></text:span></text:p>
      <text:p text:style-name="Standard"><text:span text:style-name="Strong_20_Emphasis"><text:span text:style-name="T23"/></text:span></text:p>
      <text:p text:style-name="P6"><text:span text:style-name="Strong_20_Emphasis"><text:span text:style-name="T23"/></text:span></text:p>
      <text:p text:style-name="P5"><text:span text:style-name="Strong_20_Emphasis"><text:span text:style-name="T19">OPCIONES DOCKER RUN</text:span></text:span></text:p>
      <text:p text:style-name="P5"><text:span text:style-name="Strong_20_Emphasis"><text:span text:style-name="T19"/></text:span></text:p>
      <text:p text:style-name="P5"><text:span text:style-name="Strong_20_Emphasis"><text:span text:style-name="T22">-v</text:span></text:span></text:p>
      <text:p text:style-name="P5"><text:span text:style-name="Strong_20_Emphasis"><text:span text:style-name="T24">La carpeta web del usuario será el directorio raíz del servidor apache. Se crea si no existe.</text:span></text:span></text:p>
      <text:p text:style-name="P5"><text:span text:style-name="Strong_20_Emphasis"><text:span text:style-name="T24"/></text:span></text:p>
      <text:p text:style-name="P5"><text:span text:style-name="Strong_20_Emphasis"><text:span text:style-name="T22">--mount (type=”bind”)</text:span></text:span></text:p>
      <text:p text:style-name="P5"><text:span text:style-name="Strong_20_Emphasis"><text:span text:style-name="T24">La carpeta web del usuario será el directorio raíz del servidor apache. Se crea si no existe.</text:span></text:span></text:p>
      <text:p text:style-name="P5"><text:span text:style-name="Strong_20_Emphasis"><text:span text:style-name="T24"/></text:span></text:p>
      <text:p text:style-name="P5"><text:span text:style-name="Strong_20_Emphasis"><text:span text:style-name="T22">--mount (type=”volume”)</text:span></text:span></text:p>
      <text:p text:style-name="P5"><text:span text:style-name="Strong_20_Emphasis"><text:span text:style-name="T24">Mapear el volumen previamente creado y que se llama Data en la carpeta raíz del servidor apache.</text:span></text:span></text:p>
      <text:p text:style-name="P5"><text:span text:style-name="Strong_20_Emphasis"><text:span text:style-name="T24"/></text:span></text:p>
      <text:p text:style-name="P7"><text:span text:style-name="Strong_20_Emphasis"><text:span text:style-name="T22">--mount (type=”volume”)</text:span></text:span></text:p>
      <text:p text:style-name="P7"><text:span text:style-name="Strong_20_Emphasis"><text:span text:style-name="T24">Igual que el anterior pero al no poner nombre de volumen se crea uno automáticamente.</text:span></text:span></text:p>
      <text:p text:style-name="P7"><text:span text:style-name="Strong_20_Emphasis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ncode Sans" svg:font-family="'Encode Sans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9:18:17.212040231</meta:creation-date>
    <dc:date>2022-09-30T09:45:44.967990104</dc:date>
    <meta:editing-duration>PT16M34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2" meta:paragraph-count="37" meta:word-count="268" meta:character-count="1603" meta:non-whitespace-character-count="1378"/>
  </office:meta>
</office:document-meta>
</file>